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1pt" officeooo:rsid="00479600" officeooo:paragraph-rsid="00479600" style:font-name-asian="PMingLiU" style:font-size-asian="11pt" style:language-asian="zh" style:country-asian="TW" style:font-name-complex="Times New Roman2" style:font-size-complex="11pt"/>
    </style:style>
    <style:style style:name="P2" style:family="paragraph" style:parent-style-name="List_20_Paragraph">
      <style:paragraph-properties fo:text-align="center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3" style:family="paragraph" style:parent-style-name="List_20_Paragraph">
      <style:paragraph-properties fo:text-align="end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4" style:family="paragraph" style:parent-style-name="List_20_Paragraph">
      <style:paragraph-properties fo:margin-left="11.43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6" style:family="paragraph" style:parent-style-name="List_20_Paragraph">
      <style:paragraph-properties fo:margin-left="0cm" fo:margin-right="0.582cm" fo:text-indent="0cm" style:auto-text-indent="false"/>
      <style:text-properties fo:font-size="11pt" style:font-size-asian="11pt" style:font-size-complex="11pt"/>
    </style:style>
    <style:style style:name="P7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fo:font-weight="normal" officeooo:paragraph-rsid="001351e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35c802" officeooo:paragraph-rsid="0035c802" style:font-size-asian="11pt" style:font-weight-asian="bold" style:font-name-complex="Times New Roman2" style:font-size-complex="11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style:font-size-asian="11pt" style:font-name-complex="Times New Roman2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1pt" officeooo:rsid="00569457" officeooo:paragraph-rsid="00617a63" style:font-name-asian="PMingLiU" style:font-size-asian="11pt" style:language-asian="zh" style:country-asian="TW" style:font-name-complex="Times New Roman2" style:font-size-complex="11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3739b3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381049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81049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009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f244a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ebc63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c9787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1pt" officeooo:paragraph-rsid="003a2e0c" style:font-name-asian="PMingLiU" style:font-size-asian="11pt" style:language-asian="zh" style:country-asian="TW" style:font-name-complex="Times New Roman2" style:font-size-complex="11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7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8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1pt" officeooo:paragraph-rsid="001351e1" style:font-name-asian="PMingLiU" style:font-size-asian="11pt" style:language-asian="zh" style:country-asian="TW" style:font-name-complex="Times New Roman2" style:font-size-complex="11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3a2e0c"/>
    </style:style>
    <style:style style:name="T1" style:family="text">
      <style:text-properties style:font-name="Times New Roman" style:font-name-asian="PMingLiU" style:language-asian="zh" style:country-asian="TW" style:font-name-complex="Times New Roman2"/>
    </style:style>
    <style:style style:name="T2" style:family="text">
      <style:text-properties style:font-name="Times New Roman" officeooo:rsid="003b1144" style:font-name-asian="PMingLiU" style:language-asian="zh" style:country-asian="TW" style:font-name-complex="Times New Roman2"/>
    </style:style>
    <style:style style:name="T3" style:family="text">
      <style:text-properties style:font-name="Times New Roman" officeooo:rsid="00be0f91" style:font-name-asian="PMingLiU" style:language-asian="zh" style:country-asian="TW" style:font-name-complex="Times New Roman2"/>
    </style:style>
    <style:style style:name="T4" style:family="text">
      <style:text-properties style:font-name="Times New Roman" officeooo:rsid="00c01f25" style:font-name-asian="PMingLiU" style:language-asian="zh" style:country-asian="TW" style:font-name-complex="Times New Roman2"/>
    </style:style>
    <style:style style:name="T5" style:family="text">
      <style:text-properties style:font-name="Times New Roman" officeooo:rsid="003d5127" style:font-name-asian="PMingLiU" style:language-asian="zh" style:country-asian="TW" style:font-name-complex="Times New Roman2"/>
    </style:style>
    <style:style style:name="T6" style:family="text">
      <style:text-properties style:font-name="Times New Roman" officeooo:rsid="00c9bdf5" style:font-name-asian="PMingLiU" style:language-asian="zh" style:country-asian="TW" style:font-name-complex="Times New Roman2"/>
    </style:style>
    <style:style style:name="T7" style:family="text">
      <style:text-properties style:font-name="Times New Roman" officeooo:rsid="00cb6c65" style:font-name-asian="PMingLiU" style:language-asian="zh" style:country-asian="TW" style:font-name-complex="Times New Roman2"/>
    </style:style>
    <style:style style:name="T8" style:family="text">
      <style:text-properties style:font-name="Times New Roman" officeooo:rsid="00cbe3d6" style:font-name-asian="PMingLiU" style:language-asian="zh" style:country-asian="TW" style:font-name-complex="Times New Roman2"/>
    </style:style>
    <style:style style:name="T9" style:family="text">
      <style:text-properties style:font-name="Times New Roman" officeooo:rsid="0040120b" style:font-name-asian="PMingLiU" style:language-asian="zh" style:country-asian="TW" style:font-name-complex="Times New Roman2"/>
    </style:style>
    <style:style style:name="T10" style:family="text">
      <style:text-properties style:font-name="Times New Roman" officeooo:rsid="00c36d16" style:font-name-asian="PMingLiU" style:language-asian="zh" style:country-asian="TW" style:font-name-complex="Times New Roman2"/>
    </style:style>
    <style:style style:name="T11" style:family="text">
      <style:text-properties style:font-name="Times New Roman" officeooo:rsid="00c46635" style:font-name-asian="PMingLiU" style:language-asian="zh" style:country-asian="TW" style:font-name-complex="Times New Roman2"/>
    </style:style>
    <style:style style:name="T12" style:family="text">
      <style:text-properties style:font-name="Times New Roman" officeooo:rsid="00c8d40f" style:font-name-asian="PMingLiU" style:language-asian="zh" style:country-asian="TW" style:font-name-complex="Times New Roman2"/>
    </style:style>
    <style:style style:name="T13" style:family="text">
      <style:text-properties style:font-name="Times New Roman" officeooo:rsid="00dd59fb" style:font-name-asian="PMingLiU" style:language-asian="zh" style:country-asian="TW" style:font-name-complex="Times New Roman2"/>
    </style:style>
    <style:style style:name="T14" style:family="text">
      <style:text-properties style:font-name="Times New Roman" officeooo:rsid="00c59375" style:font-name-asian="PMingLiU" style:language-asian="zh" style:country-asian="TW" style:font-name-complex="Times New Roman2"/>
    </style:style>
    <style:style style:name="T15" style:family="text">
      <style:text-properties style:font-name="Times New Roman" officeooo:rsid="004f68f7" style:font-name-asian="PMingLiU" style:language-asian="zh" style:country-asian="TW" style:font-name-complex="Times New Roman2"/>
    </style:style>
    <style:style style:name="T16" style:family="text">
      <style:text-properties style:font-name="Times New Roman" officeooo:rsid="0050c59c" style:font-name-asian="PMingLiU" style:language-asian="zh" style:country-asian="TW" style:font-name-complex="Times New Roman2"/>
    </style:style>
    <style:style style:name="T17" style:family="text">
      <style:text-properties style:font-name="Times New Roman" officeooo:rsid="001351e1" style:font-name-asian="PMingLiU" style:language-asian="zh" style:country-asian="TW" style:font-name-complex="Times New Roman2"/>
    </style:style>
    <style:style style:name="T18" style:family="text">
      <style:text-properties style:font-name="Times New Roman" officeooo:rsid="0012ce27" style:font-name-asian="PMingLiU" style:language-asian="zh" style:country-asian="TW" style:font-name-complex="Times New Roman2"/>
    </style:style>
    <style:style style:name="T19" style:family="text">
      <style:text-properties style:font-name="Times New Roman" officeooo:rsid="00309941" style:font-name-asian="PMingLiU" style:language-asian="zh" style:country-asian="TW" style:font-name-complex="Times New Roman2"/>
    </style:style>
    <style:style style:name="T20" style:family="text">
      <style:text-properties style:font-name="Times New Roman" officeooo:rsid="00141361" style:font-name-asian="PMingLiU" style:language-asian="zh" style:country-asian="TW" style:font-name-complex="Times New Roman2"/>
    </style:style>
    <style:style style:name="T21" style:family="text">
      <style:text-properties style:font-name="Times New Roman" officeooo:rsid="006a99ab" style:font-name-asian="PMingLiU" style:language-asian="zh" style:country-asian="TW" style:font-name-complex="Times New Roman2"/>
    </style:style>
    <style:style style:name="T22" style:family="text">
      <style:text-properties style:font-name="Times New Roman" officeooo:rsid="00398f38" style:font-name-asian="PMingLiU" style:language-asian="zh" style:country-asian="TW" style:font-name-complex="Times New Roman2"/>
    </style:style>
    <style:style style:name="T23" style:family="text">
      <style:text-properties style:font-name="Times New Roman" officeooo:rsid="009feabe" style:font-name-asian="PMingLiU" style:language-asian="zh" style:country-asian="TW" style:font-name-complex="Times New Roman2"/>
    </style:style>
    <style:style style:name="T24" style:family="text">
      <style:text-properties style:font-name="Times New Roman" officeooo:rsid="0039bb8c" style:font-name-asian="PMingLiU" style:language-asian="zh" style:country-asian="TW" style:font-name-complex="Times New Roman2"/>
    </style:style>
    <style:style style:name="T25" style:family="text">
      <style:text-properties style:font-name="Times New Roman" officeooo:rsid="0043c26f" style:font-name-asian="PMingLiU" style:language-asian="zh" style:country-asian="TW" style:font-name-complex="Times New Roman2"/>
    </style:style>
    <style:style style:name="T26" style:family="text">
      <style:text-properties style:font-name="Times New Roman" officeooo:rsid="00381049" style:font-name-asian="PMingLiU" style:language-asian="zh" style:country-asian="TW" style:font-name-complex="Times New Roman2"/>
    </style:style>
    <style:style style:name="T27" style:family="text">
      <style:text-properties style:font-name="Times New Roman" officeooo:rsid="003b7f77" style:font-name-asian="PMingLiU" style:language-asian="zh" style:country-asian="TW" style:font-name-complex="Times New Roman2"/>
    </style:style>
    <style:style style:name="T28" style:family="text">
      <style:text-properties style:font-name="Times New Roman" officeooo:rsid="00545dd6" style:font-name-asian="PMingLiU" style:language-asian="zh" style:country-asian="TW" style:font-name-complex="Times New Roman2"/>
    </style:style>
    <style:style style:name="T29" style:family="text">
      <style:text-properties style:font-name="Times New Roman" officeooo:rsid="0055e751" style:font-name-asian="PMingLiU" style:language-asian="zh" style:country-asian="TW" style:font-name-complex="Times New Roman2"/>
    </style:style>
    <style:style style:name="T30" style:family="text">
      <style:text-properties style:font-name="Times New Roman" officeooo:rsid="0056b48a" style:font-name-asian="PMingLiU" style:language-asian="zh" style:country-asian="TW" style:font-name-complex="Times New Roman2"/>
    </style:style>
    <style:style style:name="T31" style:family="text">
      <style:text-properties style:font-name="Times New Roman" officeooo:rsid="0056e021" style:font-name-asian="PMingLiU" style:language-asian="zh" style:country-asian="TW" style:font-name-complex="Times New Roman2"/>
    </style:style>
    <style:style style:name="T32" style:family="text">
      <style:text-properties style:font-name="Times New Roman" officeooo:rsid="00569457" style:font-name-asian="PMingLiU" style:language-asian="zh" style:country-asian="TW" style:font-name-complex="Times New Roman2"/>
    </style:style>
    <style:style style:name="T33" style:family="text">
      <style:text-properties style:font-name="Times New Roman" officeooo:rsid="00459fd0" style:font-name-asian="PMingLiU" style:language-asian="zh" style:country-asian="TW" style:font-name-complex="Times New Roman2"/>
    </style:style>
    <style:style style:name="T34" style:family="text">
      <style:text-properties style:font-name="Times New Roman" officeooo:rsid="0021731b" style:font-name-asian="PMingLiU" style:language-asian="zh" style:country-asian="TW" style:font-name-complex="Times New Roman2"/>
    </style:style>
    <style:style style:name="T35" style:family="text">
      <style:text-properties style:font-name="Times New Roman" officeooo:rsid="00479600" style:font-name-asian="PMingLiU" style:language-asian="zh" style:country-asian="TW" style:font-name-complex="Times New Roman2"/>
    </style:style>
    <style:style style:name="T36" style:family="text">
      <style:text-properties style:font-name="Times New Roman" officeooo:rsid="00498ddb" style:font-name-asian="PMingLiU" style:language-asian="zh" style:country-asian="TW" style:font-name-complex="Times New Roman2"/>
    </style:style>
    <style:style style:name="T37" style:family="text">
      <style:text-properties style:font-name="Times New Roman" officeooo:rsid="002d0a7c" style:font-name-asian="PMingLiU" style:language-asian="zh" style:country-asian="TW" style:font-name-complex="Times New Roman2"/>
    </style:style>
    <style:style style:name="T38" style:family="text">
      <style:text-properties style:font-name="Times New Roman" style:font-name-complex="Times New Roman2"/>
    </style:style>
    <style:style style:name="T39" style:family="text">
      <style:text-properties style:font-name="Times New Roman" style:text-underline-style="solid" style:text-underline-width="auto" style:text-underline-color="font-color" style:font-name-asian="PMingLiU" style:language-asian="zh" style:country-asian="TW" style:font-name-complex="Times New Roman2"/>
    </style:style>
    <style:style style:name="T40" style:family="text">
      <style:text-properties style:font-name="Times New Roman" style:text-underline-style="solid" style:text-underline-width="auto" style:text-underline-color="font-color" officeooo:rsid="002de20c" style:font-name-asian="PMingLiU" style:language-asian="zh" style:country-asian="TW" style:font-name-complex="Times New Roman2"/>
    </style:style>
    <style:style style:name="T41" style:family="text">
      <style:text-properties style:font-name="Times New Roman" style:text-underline-style="solid" style:text-underline-width="auto" style:text-underline-color="font-color" officeooo:rsid="00141361" style:font-name-asian="PMingLiU" style:language-asian="zh" style:country-asian="TW" style:font-name-complex="Times New Roman2"/>
    </style:style>
    <style:style style:name="T42" style:family="text">
      <style:text-properties style:font-name="Times New Roman" style:text-underline-style="solid" style:text-underline-width="auto" style:text-underline-color="font-color" officeooo:rsid="0035c802" style:font-name-asian="PMingLiU" style:language-asian="zh" style:country-asian="TW" style:font-name-complex="Times New Roman2"/>
    </style:style>
    <style:style style:name="T43" style:family="text">
      <style:text-properties style:font-name="Times New Roman" style:text-underline-style="solid" style:text-underline-width="auto" style:text-underline-color="font-color" officeooo:rsid="0021731b" style:font-name-asian="PMingLiU" style:language-asian="zh" style:country-asian="TW" style:font-name-complex="Times New Roman2"/>
    </style:style>
    <style:style style:name="T44" style:family="text">
      <style:text-properties style:font-name="Times New Roman" style:text-underline-style="solid" style:text-underline-width="auto" style:text-underline-color="font-color" officeooo:rsid="00371396" style:font-name-asian="PMingLiU" style:language-asian="zh" style:country-asian="TW" style:font-name-complex="Times New Roman2"/>
    </style:style>
    <style:style style:name="T45" style:family="text">
      <style:text-properties style:font-name="Times New Roman" style:text-underline-style="solid" style:text-underline-width="auto" style:text-underline-color="font-color" officeooo:rsid="0022468a" style:font-name-asian="PMingLiU" style:language-asian="zh" style:country-asian="TW" style:font-name-complex="Times New Roman2"/>
    </style:style>
    <style:style style:name="T46" style:family="text">
      <style:text-properties style:font-name="Times New Roman" fo:font-weight="bold" officeooo:rsid="0055e751" style:font-name-asian="PMingLiU" style:language-asian="zh" style:country-asian="TW" style:font-weight-asian="bold" style:font-name-complex="Times New Roman2" style:font-weight-complex="bold"/>
    </style:style>
    <style:style style:name="T47" style:family="text">
      <style:text-properties style:font-name="Times New Roman" fo:font-weight="bold" officeooo:rsid="00569457" style:font-name-asian="PMingLiU" style:language-asian="zh" style:country-asian="TW" style:font-weight-asian="bold" style:font-name-complex="Times New Roman2" style:font-weight-complex="bold"/>
    </style:style>
    <style:style style:name="T48" style:family="text">
      <style:text-properties style:font-name="Times New Roman" style:text-underline-style="none" officeooo:rsid="00498ddb" style:font-name-asian="PMingLiU" style:language-asian="zh" style:country-asian="TW" style:font-name-complex="Times New Roman2"/>
    </style:style>
    <style:style style:name="T49" style:family="text"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T50" style:family="text">
      <style:text-properties style:font-name="Times New Roman" fo:font-size="11pt" officeooo:rsid="00381049" style:font-name-asian="PMingLiU" style:font-size-asian="11pt" style:language-asian="zh" style:country-asian="TW" style:font-name-complex="Times New Roman2" style:font-size-complex="11pt"/>
    </style:style>
    <style:style style:name="T51" style:family="text">
      <style:text-properties style:font-name="Times New Roman" fo:font-size="11pt" officeooo:rsid="0053d670" style:font-name-asian="PMingLiU" style:font-size-asian="11pt" style:language-asian="zh" style:country-asian="TW" style:font-name-complex="Times New Roman2" style:font-size-complex="11pt"/>
    </style:style>
    <style:style style:name="T52" style:family="text">
      <style:text-properties style:font-name="Times New Roman" fo:font-size="11pt" officeooo:rsid="00745dfb" style:font-name-asian="PMingLiU" style:font-size-asian="11pt" style:language-asian="zh" style:country-asian="TW" style:font-name-complex="Times New Roman2" style:font-size-complex="11pt"/>
    </style:style>
    <style:style style:name="T53" style:family="text">
      <style:text-properties style:font-name="Times New Roman" fo:font-size="11pt" officeooo:rsid="00545dd6" style:font-name-asian="PMingLiU" style:font-size-asian="11pt" style:language-asian="zh" style:country-asian="TW" style:font-name-complex="Times New Roman2" style:font-size-complex="11pt"/>
    </style:style>
    <style:style style:name="T54" style:family="text">
      <style:text-properties style:font-name="Times New Roman" fo:font-size="11pt" officeooo:rsid="0075b901" style:font-name-asian="PMingLiU" style:font-size-asian="11pt" style:language-asian="zh" style:country-asian="TW" style:font-name-complex="Times New Roman2" style:font-size-complex="11pt"/>
    </style:style>
    <style:style style:name="T55" style:family="text">
      <style:text-properties style:font-name="Times New Roman" fo:font-size="11pt" officeooo:rsid="00569457" style:font-name-asian="PMingLiU" style:font-size-asian="11pt" style:language-asian="zh" style:country-asian="TW" style:font-name-complex="Times New Roman2" style:font-size-complex="11pt"/>
    </style:style>
    <style:style style:name="T56" style:family="text">
      <style:text-properties style:font-name="Times New Roman" fo:font-size="11pt" officeooo:rsid="005aa7ee" style:font-name-asian="PMingLiU" style:font-size-asian="11pt" style:language-asian="zh" style:country-asian="TW" style:font-name-complex="Times New Roman2" style:font-size-complex="11pt"/>
    </style:style>
    <style:style style:name="T57" style:family="text">
      <style:text-properties style:font-name="Times New Roman" fo:font-size="11pt" officeooo:rsid="005c9787" style:font-name-asian="PMingLiU" style:font-size-asian="11pt" style:language-asian="zh" style:country-asian="TW" style:font-name-complex="Times New Roman2" style:font-size-complex="11pt"/>
    </style:style>
    <style:style style:name="T58" style:family="text">
      <style:text-properties style:font-name="Times New Roman" fo:font-size="11pt" officeooo:rsid="005d52a1" style:font-name-asian="PMingLiU" style:font-size-asian="11pt" style:language-asian="zh" style:country-asian="TW" style:font-name-complex="Times New Roman2" style:font-size-complex="11pt"/>
    </style:style>
    <style:style style:name="T59" style:family="text">
      <style:text-properties style:font-name="Times New Roman" fo:font-size="11pt" officeooo:rsid="007ba6b6" style:font-name-asian="PMingLiU" style:font-size-asian="11pt" style:language-asian="zh" style:country-asian="TW" style:font-name-complex="Times New Roman2" style:font-size-complex="11pt"/>
    </style:style>
    <style:style style:name="T60" style:family="text">
      <style:text-properties style:font-name="Times New Roman" fo:font-size="11pt" officeooo:rsid="005e1e48" style:font-name-asian="PMingLiU" style:font-size-asian="11pt" style:language-asian="zh" style:country-asian="TW" style:font-name-complex="Times New Roman2" style:font-size-complex="11pt"/>
    </style:style>
    <style:style style:name="T61" style:family="text">
      <style:text-properties style:font-name="Times New Roman" fo:font-size="11pt" officeooo:rsid="007d18ce" style:font-name-asian="PMingLiU" style:font-size-asian="11pt" style:language-asian="zh" style:country-asian="TW" style:font-name-complex="Times New Roman2" style:font-size-complex="11pt"/>
    </style:style>
    <style:style style:name="T62" style:family="text">
      <style:text-properties style:font-name="Times New Roman" fo:font-size="11pt" officeooo:rsid="007e05ac" style:font-name-asian="PMingLiU" style:font-size-asian="11pt" style:language-asian="zh" style:country-asian="TW" style:font-name-complex="Times New Roman2" style:font-size-complex="11pt"/>
    </style:style>
    <style:style style:name="T63" style:family="text">
      <style:text-properties style:font-name="Times New Roman" fo:font-size="11pt" officeooo:rsid="003b1144" style:font-name-asian="PMingLiU" style:font-size-asian="11pt" style:language-asian="zh" style:country-asian="TW" style:font-name-complex="Times New Roman2" style:font-size-complex="11pt"/>
    </style:style>
    <style:style style:name="T64" style:family="text">
      <style:text-properties style:font-name="Times New Roman" fo:font-size="11pt" officeooo:rsid="00c01f25" style:font-name-asian="PMingLiU" style:font-size-asian="11pt" style:language-asian="zh" style:country-asian="TW" style:font-name-complex="Times New Roman2" style:font-size-complex="11pt"/>
    </style:style>
    <style:style style:name="T65" style:family="text">
      <style:text-properties style:font-name="Times New Roman" fo:font-size="11pt" officeooo:rsid="003d5127" style:font-name-asian="PMingLiU" style:font-size-asian="11pt" style:language-asian="zh" style:country-asian="TW" style:font-name-complex="Times New Roman2" style:font-size-complex="11pt"/>
    </style:style>
    <style:style style:name="T66" style:family="text">
      <style:text-properties style:font-name="Times New Roman" fo:font-size="11pt" officeooo:rsid="004f68f7" style:font-name-asian="PMingLiU" style:font-size-asian="11pt" style:language-asian="zh" style:country-asian="TW" style:font-name-complex="Times New Roman2" style:font-size-complex="11pt"/>
    </style:style>
    <style:style style:name="T67" style:family="text">
      <style:text-properties style:font-name="Times New Roman" fo:font-size="11pt" officeooo:rsid="0050c59c" style:font-name-asian="PMingLiU" style:font-size-asian="11pt" style:language-asian="zh" style:country-asian="TW" style:font-name-complex="Times New Roman2" style:font-size-complex="11pt"/>
    </style:style>
    <style:style style:name="T68" style:family="text">
      <style:text-properties style:font-name="Times New Roman" fo:font-size="11pt" officeooo:rsid="0082f55a" style:font-name-asian="PMingLiU" style:font-size-asian="11pt" style:language-asian="zh" style:country-asian="TW" style:font-name-complex="Times New Roman2" style:font-size-complex="11pt"/>
    </style:style>
    <style:style style:name="T69" style:family="text">
      <style:text-properties style:font-name="Times New Roman" fo:font-size="11pt" officeooo:rsid="00c9bdf5" style:font-name-asian="PMingLiU" style:font-size-asian="11pt" style:language-asian="zh" style:country-asian="TW" style:font-name-complex="Times New Roman2" style:font-size-complex="11pt"/>
    </style:style>
    <style:style style:name="T70" style:family="text">
      <style:text-properties style:font-name="Times New Roman" fo:font-size="11pt" officeooo:rsid="00cb6c65" style:font-name-asian="PMingLiU" style:font-size-asian="11pt" style:language-asian="zh" style:country-asian="TW" style:font-name-complex="Times New Roman2" style:font-size-complex="11pt"/>
    </style:style>
    <style:style style:name="T71" style:family="text">
      <style:text-properties style:font-name="Times New Roman" fo:font-size="11pt" officeooo:rsid="00cbe3d6" style:font-name-asian="PMingLiU" style:font-size-asian="11pt" style:language-asian="zh" style:country-asian="TW" style:font-name-complex="Times New Roman2" style:font-size-complex="11pt"/>
    </style:style>
    <style:style style:name="T72" style:family="text">
      <style:text-properties style:font-name="Times New Roman" fo:font-size="11pt" officeooo:rsid="0040120b" style:font-name-asian="PMingLiU" style:font-size-asian="11pt" style:language-asian="zh" style:country-asian="TW" style:font-name-complex="Times New Roman2" style:font-size-complex="11pt"/>
    </style:style>
    <style:style style:name="T73" style:family="text">
      <style:text-properties style:font-name="Times New Roman" fo:font-size="11pt" officeooo:rsid="00c36d16" style:font-name-asian="PMingLiU" style:font-size-asian="11pt" style:language-asian="zh" style:country-asian="TW" style:font-name-complex="Times New Roman2" style:font-size-complex="11pt"/>
    </style:style>
    <style:style style:name="T74" style:family="text">
      <style:text-properties style:font-name="Times New Roman" fo:font-size="11pt" officeooo:rsid="00c46635" style:font-name-asian="PMingLiU" style:font-size-asian="11pt" style:language-asian="zh" style:country-asian="TW" style:font-name-complex="Times New Roman2" style:font-size-complex="11pt"/>
    </style:style>
    <style:style style:name="T75" style:family="text">
      <style:text-properties style:font-name="Times New Roman" fo:font-size="11pt" officeooo:rsid="00c8d40f" style:font-name-asian="PMingLiU" style:font-size-asian="11pt" style:language-asian="zh" style:country-asian="TW" style:font-name-complex="Times New Roman2" style:font-size-complex="11pt"/>
    </style:style>
    <style:style style:name="T76" style:family="text">
      <style:text-properties style:font-name="Times New Roman" fo:font-size="11pt" officeooo:rsid="00dd59fb" style:font-name-asian="PMingLiU" style:font-size-asian="11pt" style:language-asian="zh" style:country-asian="TW" style:font-name-complex="Times New Roman2" style:font-size-complex="11pt"/>
    </style:style>
    <style:style style:name="T77" style:family="text">
      <style:text-properties style:font-name="Times New Roman" fo:font-size="11pt" officeooo:rsid="00c59375" style:font-name-asian="PMingLiU" style:font-size-asian="11pt" style:language-asian="zh" style:country-asian="TW" style:font-name-complex="Times New Roman2" style:font-size-complex="11pt"/>
    </style:style>
    <style:style style:name="T78" style:family="text">
      <style:text-properties style:font-name="Times New Roman" fo:font-size="11pt" officeooo:rsid="00be0f91" style:font-name-asian="PMingLiU" style:font-size-asian="11pt" style:language-asian="zh" style:country-asian="TW" style:font-name-complex="Times New Roman2" style:font-size-complex="11pt"/>
    </style:style>
    <style:style style:name="T79" style:family="text">
      <style:text-properties style:font-name="Times New Roman" fo:font-size="11pt" fo:font-weight="bold" officeooo:rsid="00381049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0" style:family="text">
      <style:text-properties style:font-name="Times New Roman" fo:font-size="11pt" fo:font-weight="bold" officeooo:rsid="004f68f7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1" style:family="text">
      <style:text-properties style:font-name="Times New Roman" fo:font-size="11pt" fo:font-weight="bold" officeooo:rsid="00545dd6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2" style:family="text">
      <style:text-properties style:font-name="Times New Roman" fo:font-size="11pt" fo:font-weight="bold" officeooo:rsid="00760250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3" style:family="text">
      <style:text-properties style:font-name="Times New Roman" fo:font-size="11pt" fo:font-weight="bold" officeooo:rsid="006d2302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4" style:family="text">
      <style:text-properties style:font-name="Times New Roman" fo:font-size="11pt" fo:font-weight="bold" officeooo:rsid="006ebc63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5" style:family="text">
      <style:text-properties style:font-name="Times New Roman" fo:font-size="11pt" fo:font-weight="bold" officeooo:rsid="005c9787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6" style:family="text">
      <style:text-properties style:font-name="Times New Roman" fo:font-size="11pt" fo:font-weight="bold" officeooo:rsid="005e1e48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7" style:family="text">
      <style:text-properties style:font-name="Times New Roman" fo:font-size="11pt" fo:font-weight="normal" officeooo:rsid="005876a2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88" style:family="text">
      <style:text-properties style:font-name="Times New Roman" fo:font-size="11pt" fo:font-weight="normal" officeooo:rsid="006bbfed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89" style:family="text">
      <style:text-properties style:font-name="Times New Roman" fo:font-size="11pt" fo:font-weight="normal" officeooo:rsid="00763478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90" style:family="text">
      <style:text-properties officeooo:rsid="004cbc40"/>
    </style:style>
    <style:style style:name="T91" style:family="text">
      <style:text-properties officeooo:rsid="004d9aa5"/>
    </style:style>
    <style:style style:name="T92" style:family="text">
      <style:text-properties officeooo:rsid="005e9c6a"/>
    </style:style>
    <style:style style:name="T93" style:family="text">
      <style:text-properties fo:font-weight="bold" officeooo:rsid="005e9c6a" style:font-weight-asian="bold" style:font-weight-complex="bold"/>
    </style:style>
    <style:style style:name="T94" style:family="text">
      <style:text-properties style:font-name="Times New Roman1" officeooo:rsid="00782904"/>
    </style:style>
    <style:style style:name="T95" style:family="text">
      <style:text-properties officeooo:rsid="0082f5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REPUBLIC OF THE PHILIPPINES)</text:p>
      <text:p text:style-name="P8"><text:span text:style-name="T17">MARIKINA CITY</text:span><text:span text:style-name="T18"><text:tab/><text:tab/><text:tab/><text:tab/></text:span><text:span text:style-name="T17">)</text:span><text:span text:style-name="T18">S.S.</text:span></text:p>
      <text:p text:style-name="P14"/>
      <text:p text:style-name="P9">AFFIDAVIT <text:span text:style-name="T90">OF LOS</text:span><text:span text:style-name="T91">T</text:span><text:span text:style-name="T90"> ITEM</text:span></text:p>
      <text:p text:style-name="P10"/>
      <text:p text:style-name="P16"><text:span text:style-name="T38"><text:tab/></text:span><text:span text:style-name="T1">I, </text:span><text:span text:style-name="T19">SYSON, MICHAEL B.</text:span><text:span text:style-name="T1">, of legal age, </text:span><text:span text:style-name="T20">Filipino, </text:span><text:span text:style-name="T1">being the duly elected and qualified </text:span><text:span text:style-name="T21">President</text:span><text:span text:style-name="T1"> of </text:span><text:span text:style-name="T39">Usbong Social Systems, Inc.</text:span><text:span text:style-name="T1">, (the “Corporation”), </text:span><text:span text:style-name="T22">whose Securities and Exchange Commission (SEC) </text:span><text:span text:style-name="T23">Company R</text:span><text:span text:style-name="T22">egistration </text:span><text:span text:style-name="T23">N</text:span><text:span text:style-name="T22">umber is CS201422905,</text:span><text:span text:style-name="T1"> with principal office at </text:span><text:span text:style-name="T40">No. </text:span><text:span text:style-name="T39">2 E. Manalo (formerly, E. Rodriguez) Ave.,</text:span><text:bookmark text:name="_GoBack"/><text:span text:style-name="T39"> Sto. Niño, Marikina City, 18</text:span><text:span text:style-name="T41">2</text:span><text:span text:style-name="T39">0, Philippines</text:span><text:span text:style-name="T1">, </text:span><text:bookmark-start text:name="__DdeLink__1758_2747055598"/><text:span text:style-name="T24">do hereby certify that </text:span><text:span text:style-name="T25">the </text:span><text:span text:style-name="T26">following item is classified to be lost</text:span><text:span text:style-name="T27">:</text:span><text:bookmark-end text:name="__DdeLink__1758_2747055598"/></text:p>
      <text:p text:style-name="P12"/>
      <text:p text:style-name="P19"><text:span text:style-name="T50"><text:tab/></text:span><text:span text:style-name="T79">Official Receipt Booklet #1:</text:span><text:span text:style-name="T50"> </text:span><text:span text:style-name="T51">0</text:span><text:span text:style-name="T52">000</text:span><text:span text:style-name="T50">~</text:span><text:span text:style-name="T51">0</text:span><text:span text:style-name="T52">05</text:span><text:span text:style-name="T50">0</text:span></text:p>
      <text:p text:style-name="P20"><text:span text:style-name="T50"><text:tab/></text:span><text:span text:style-name="T80">Bureau of Internal Revenue (BIR)</text:span><text:span text:style-name="T81"> Authority to Print No.:</text:span><text:span text:style-name="T53"> </text:span><text:span text:style-name="T54">HAL</text:span><text:span text:style-name="T62">IMBAWA</text:span><text:span text:style-name="T52">123456789</text:span></text:p>
      <text:p text:style-name="P17"><text:span text:style-name="T28"><text:tab/></text:span><text:span text:style-name="T46">Date Issued:</text:span><text:span text:style-name="T29"> </text:span><text:span text:style-name="T30">201</text:span><text:span text:style-name="T31">6</text:span><text:span text:style-name="T30">-07-19</text:span><text:span text:style-name="T29">; </text:span><text:span text:style-name="T47">Valid Until:</text:span><text:span text:style-name="T32"> 2021-07-19</text:span></text:p>
      <text:p text:style-name="P13"><text:tab/></text:p>
      <text:p text:style-name="P21"><text:span text:style-name="T55"><text:tab/></text:span><text:span text:style-name="T82">HALIMBAWA PRINTS &amp; GRAPHICS</text:span></text:p>
      <text:p text:style-name="P22"><text:span text:style-name="T87"><text:tab/></text:span><text:span text:style-name="T83">Telephone Number: </text:span><text:span text:style-name="T89">8-123</text:span><text:span text:style-name="T88">-</text:span><text:span text:style-name="T89">4567</text:span><text:span text:style-name="T87">; </text:span><text:span text:style-name="T84">Address: </text:span><text:span text:style-name="T94">#2 E. Manalo Ave. Sto. Nino, 1820, Marikina City</text:span></text:p>
      <text:p text:style-name="P23"><text:span text:style-name="T56"><text:tab/></text:span><text:span text:style-name="T85">TIN:</text:span><text:span text:style-name="T57"> </text:span><text:span text:style-name="T58">12</text:span><text:span text:style-name="T59">3</text:span><text:span text:style-name="T58">-</text:span><text:span text:style-name="T59">456</text:span><text:span text:style-name="T58">-78</text:span><text:span text:style-name="T59">9</text:span><text:span text:style-name="T58">-000 VAT</text:span></text:p>
      <text:p text:style-name="P18"><text:span text:style-name="T49"><text:tab/></text:span><text:span text:style-name="T86">Printer’s Accreditation No.:</text:span><text:span text:style-name="T60"> </text:span><text:span text:style-name="T61">HALIMBAWA987654321</text:span></text:p>
      <text:p text:style-name="P12"><text:tab/><text:span text:style-name="T93">Date Issued:</text:span><text:span text:style-name="T92"> 2014-01-09; </text:span><text:span text:style-name="T93">Valid Until:</text:span><text:span text:style-name="T92"> 2019-01-09</text:span></text:p>
      <text:p text:style-name="P12"/>
      <text:p text:style-name="P30"><text:span text:style-name="T63">In addition, </text:span><text:span text:style-name="T64">this </text:span><text:span text:style-name="T65">action </text:span><text:span text:style-name="T66">is as recommended by the </text:span><text:bookmark-start text:name="__DdeLink__681_2306332597"/><text:span text:style-name="T66">BIR</text:span><text:bookmark-end text:name="__DdeLink__681_2306332597"/><text:span text:style-name="T66">: </text:span><text:bookmark-start text:name="__DdeLink__679_2306332597"/><text:span text:style-name="T66">Regional/</text:span><text:span text:style-name="T67">District </text:span><text:span text:style-name="T66">Office (RDO) #</text:span><text:bookmark-end text:name="__DdeLink__679_2306332597"/><text:span text:style-name="T66">045. </text:span><text:span text:style-name="T68">Its </text:span><text:span text:style-name="T66">purpose </text:span><text:span text:style-name="T64">is to </text:span><text:span text:style-name="T69">continue </text:span><text:span text:style-name="T70">to </text:span><text:span text:style-name="T69">speed-up work </text:span><text:span text:style-name="T71">by </text:span><text:span text:style-name="T72">retring the Corporation to </text:span><text:span text:style-name="T64">creat</text:span><text:span text:style-name="T72">e</text:span><text:span text:style-name="T64"> </text:span><text:span text:style-name="T73">anew </text:span><text:span text:style-name="T74">with </text:span><text:span text:style-name="T75">S</text:span><text:span text:style-name="T73">ingle </text:span><text:span text:style-name="T75">P</text:span><text:span text:style-name="T73">roprietorship </text:span><text:span text:style-name="T76">business </text:span><text:span text:style-name="T77">classification.</text:span><text:span text:style-name="T78"> </text:span></text:p>
      <text:p text:style-name="P24"/>
      <text:p text:style-name="P25"><text:span text:style-name="T33">A</text:span><text:span text:style-name="T1">ll matters set forth </text:span><text:span text:style-name="T34">here </text:span><text:span text:style-name="T1">have been made in good faith, duly verified by me and to the best of my knowledge and belief, are true and correct.</text:span></text:p>
      <text:p text:style-name="P12"/>
      <text:p text:style-name="P15"><text:span text:style-name="T1"><text:tab/>IN WITNESS WHEREOF, I have hereunto set my hand this __ day of </text:span><text:span text:style-name="T42">July</text:span><text:span text:style-name="T1"> of </text:span><text:span text:style-name="T39">20</text:span><text:span text:style-name="T43">21</text:span><text:span text:style-name="T1">.</text:span></text:p>
      <text:p text:style-name="P11"/>
      <text:p text:style-name="P2"/>
      <text:p text:style-name="P3">_________________________________</text:p>
      <text:p text:style-name="P4"><text:span text:style-name="T1"><text:s text:c="6"/><text:tab/> <text:s text:c="7"/><text:tab/></text:span><text:span text:style-name="T35">SYSON, MICHAEL B.</text:span></text:p>
      <text:p text:style-name="P1">PRESIDENT</text:p>
      <text:p text:style-name="P5"/>
      <text:p text:style-name="P6"><text:span text:style-name="T1"><text:tab/>Subscribed and sworn to before me in </text:span><text:span text:style-name="T39">Marikina City</text:span><text:span text:style-name="T1">, on this ___ day of </text:span><text:span text:style-name="T44">July</text:span><text:span text:style-name="T39"> 20</text:span><text:span text:style-name="T45">21</text:span><text:span text:style-name="T1">, affiant, </text:span><text:span text:style-name="T36">SYSON, MICHAEL B.</text:span><text:span text:style-name="T48">,</text:span><text:span text:style-name="T1"> who exhibited to me his </text:span><text:span text:style-name="T37">Unified Multi-purpose Identification (</text:span><text:span text:style-name="T1">ID</text:span><text:span text:style-name="T37">)</text:span><text:span text:style-name="T1"> </text:span><text:span text:style-name="T37">Card with ID </text:span><text:span text:style-name="T1">No. _______________.</text:span></text:p>
      <text:p text:style-name="P26">NOTARY PUBLIC</text:p>
      <text:p text:style-name="P27">My commission expires on __________</text:p>
      <text:p text:style-name="P27">Commission serial no. ______________</text:p>
      <text:p text:style-name="P27">Place of commission________________</text:p>
      <text:p text:style-name="P27">Office address_____________________</text:p>
      <text:p text:style-name="P27">Roll No. ___________ IBP No. _______</text:p>
      <text:p text:style-name="P27">PTR No. ____ Place ______ Date______</text:p>
      <text:p text:style-name="P7"/>
      <text:p text:style-name="P28">Doc. No. ___________;</text:p>
      <text:p text:style-name="P28">Page No. ___________;</text:p>
      <text:p text:style-name="P28">Book No. __________ ;</text:p>
      <text:p text:style-name="P28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108</meta:editing-cycles>
    <meta:creation-date>2018-11-07T12:17:00</meta:creation-date>
    <dc:date>2021-07-25T10:13:07.655376205</dc:date>
    <meta:editing-duration>PT1H15M4S</meta:editing-duration>
    <meta:generator>LibreOffice/6.4.6.2$Linux_X86_64 LibreOffice_project/40$Build-2</meta:generator>
    <meta:document-statistic meta:table-count="0" meta:image-count="0" meta:object-count="0" meta:page-count="1" meta:paragraph-count="31" meta:word-count="283" meta:character-count="1942" meta:non-whitespace-character-count="16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